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ell" style:parent-style-name="Default" style:name="bld_cntr_22_43_253_gr">
      <style:table-cell-properties fo:font-weight="bold" style:font-weight-asian="bold" style:font-weight-complex="bold" fo:background-color="#162BFD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2_80_253_gr">
      <style:table-cell-properties fo:font-weight="bold" style:font-weight-asian="bold" style:font-weight-complex="bold" fo:background-color="#1650FD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2_117_253_gr">
      <style:table-cell-properties fo:font-weight="bold" style:font-weight-asian="bold" style:font-weight-complex="bold" fo:background-color="#1675FD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2_155_254_gr">
      <style:table-cell-properties fo:font-weight="bold" style:font-weight-asian="bold" style:font-weight-complex="bold" fo:background-color="#169B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193_254_gr">
      <style:table-cell-properties fo:font-weight="bold" style:font-weight-asian="bold" style:font-weight-complex="bold" fo:background-color="#15C1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231_254_gr">
      <style:table-cell-properties fo:font-weight="bold" style:font-weight-asian="bold" style:font-weight-complex="bold" fo:background-color="#15E7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254_207_gr">
      <style:table-cell-properties fo:font-weight="bold" style:font-weight-asian="bold" style:font-weight-complex="bold" fo:background-color="#15FECF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0_254_92_gr">
      <style:table-cell-properties fo:font-weight="bold" style:font-weight-asian="bold" style:font-weight-complex="bold" fo:background-color="#14FE5C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85_254_20_gr">
      <style:table-cell-properties fo:font-weight="bold" style:font-weight-asian="bold" style:font-weight-complex="bold" fo:background-color="#55FE14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10_254_19_gr">
      <style:table-cell-properties fo:font-weight="bold" style:font-weight-asian="bold" style:font-weight-complex="bold" fo:background-color="#D2FE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2_254_19_gr">
      <style:table-cell-properties fo:font-weight="bold" style:font-weight-asian="bold" style:font-weight-complex="bold" fo:background-color="#FCFE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216_19_gr">
      <style:table-cell-properties fo:font-weight="bold" style:font-weight-asian="bold" style:font-weight-complex="bold" fo:background-color="#FFD8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174_18_gr">
      <style:table-cell-properties fo:font-weight="bold" style:font-weight-asian="bold" style:font-weight-complex="bold" fo:background-color="#FFAE12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133_18_gr">
      <style:table-cell-properties fo:font-weight="bold" style:font-weight-asian="bold" style:font-weight-complex="bold" fo:background-color="#FF8512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91_17_gr">
      <style:table-cell-properties fo:font-weight="bold" style:font-weight-asian="bold" style:font-weight-complex="bold" fo:background-color="#FF5B11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55_49_17_gr">
      <style:table-cell-properties fo:font-weight="bold" style:font-weight-asian="bold" style:font-weight-complex="bold" fo:background-color="#FF3111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g_22_43_253">
      <style:table-cell-properties fo:background-color="#162BFD"/>
      <style:text-properties fo:color="#FFFFFF"/>
    </style:style>
    <style:style style:family="table-cell" style:parent-style-name="Default" style:name="bg_22_80_253">
      <style:table-cell-properties fo:background-color="#1650FD"/>
      <style:text-properties fo:color="#FFFFFF"/>
    </style:style>
    <style:style style:family="table-cell" style:parent-style-name="Default" style:name="bg_22_117_253">
      <style:table-cell-properties fo:background-color="#1675FD"/>
      <style:text-properties fo:color="#000000"/>
    </style:style>
    <style:style style:family="table-cell" style:parent-style-name="Default" style:name="bg_22_155_254">
      <style:table-cell-properties fo:background-color="#169BFE"/>
      <style:text-properties fo:color="#000000"/>
    </style:style>
    <style:style style:family="table-cell" style:parent-style-name="Default" style:name="bg_21_193_254">
      <style:table-cell-properties fo:background-color="#15C1FE"/>
      <style:text-properties fo:color="#000000"/>
    </style:style>
    <style:style style:family="table-cell" style:parent-style-name="Default" style:name="bg_21_231_254">
      <style:table-cell-properties fo:background-color="#15E7FE"/>
      <style:text-properties fo:color="#000000"/>
    </style:style>
    <style:style style:family="table-cell" style:parent-style-name="Default" style:name="bg_21_254_207">
      <style:table-cell-properties fo:background-color="#15FECF"/>
      <style:text-properties fo:color="#000000"/>
    </style:style>
    <style:style style:family="table-cell" style:parent-style-name="Default" style:name="bg_20_254_92">
      <style:table-cell-properties fo:background-color="#14FE5C"/>
      <style:text-properties fo:color="#FFFFFF"/>
    </style:style>
    <style:style style:family="table-cell" style:parent-style-name="Default" style:name="bg_85_254_20">
      <style:table-cell-properties fo:background-color="#55FE14"/>
      <style:text-properties fo:color="#FFFFFF"/>
    </style:style>
    <style:style style:family="table-cell" style:parent-style-name="Default" style:name="bg_210_254_19">
      <style:table-cell-properties fo:background-color="#D2FE13"/>
      <style:text-properties fo:color="#000000"/>
    </style:style>
    <style:style style:family="table-cell" style:parent-style-name="Default" style:name="bg_252_254_19">
      <style:table-cell-properties fo:background-color="#FCFE13"/>
      <style:text-properties fo:color="#000000"/>
    </style:style>
    <style:style style:family="table-cell" style:parent-style-name="Default" style:name="bg_255_216_19">
      <style:table-cell-properties fo:background-color="#FFD813"/>
      <style:text-properties fo:color="#000000"/>
    </style:style>
    <style:style style:family="table-cell" style:parent-style-name="Default" style:name="bg_255_174_18">
      <style:table-cell-properties fo:background-color="#FFAE12"/>
      <style:text-properties fo:color="#000000"/>
    </style:style>
    <style:style style:family="table-cell" style:parent-style-name="Default" style:name="bg_255_133_18">
      <style:table-cell-properties fo:background-color="#FF8512"/>
      <style:text-properties fo:color="#000000"/>
    </style:style>
    <style:style style:family="table-cell" style:parent-style-name="Default" style:name="bg_255_91_17">
      <style:table-cell-properties fo:background-color="#FF5B11"/>
      <style:text-properties fo:color="#FFFFFF"/>
    </style:style>
    <style:style style:family="table-cell" style:parent-style-name="Default" style:name="bg_255_49_17">
      <style:table-cell-properties fo:background-color="#FF3111"/>
      <style:text-properties fo:color="#FFFFFF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number:number-style style:name="integer">
      <number:number number:decimal-places="0" loext:min-decimal-places="0" number:min-integer-digits="1" number:grouping="false"/>
    </number:number-style>
    <style:style style:family="table-cell" style:parent-style-name="Default" style:name="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6" style:name="decimal6_grid_06pt">
      <style:table-cell-properties fo:border="0.06pt solid #000000"/>
      <style:paragraph-properties fo:margin-left="1.2mm" fo:margin-right="1.2mm"/>
    </style:style>
    <number:number-style style:name="decimal6">
      <number:number number:decimal-places="6" loext:min-decimal-places="6" number:min-integer-digits="1" number:grouping="false"/>
    </number:number-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number:number-style style:name="decimal2">
      <number:number number:decimal-places="2" loext:min-decimal-places="2" number:min-integer-digits="1" number:grouping="false"/>
    </number:number-style>
    <style:style style:family="table-column" style:name="lpod_auto_1">
      <style:table-column-properties fo:break-before="auto" style:column-width="2cm"/>
    </style:style>
    <style:style style:family="table-column" style:name="lpod_auto_2">
      <style:table-column-properties fo:break-before="auto" style:column-width="4cm"/>
    </style:style>
    <style:style style:family="table-column" style:name="lpod_auto_3">
      <style:table-column-properties fo:break-before="auto" style:column-width="4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4cm"/>
    </style:style>
    <style:style style:family="table-column" style:name="lpod_auto_6">
      <style:table-column-properties fo:break-before="auto" style:column-width="2.2cm"/>
    </style:style>
    <style:style style:family="table-column" style:name="lpod_auto_7">
      <style:table-column-properties fo:break-before="auto" style:column-width="2.2cm"/>
    </style:style>
    <style:style style:family="table-column" style:name="lpod_auto_8">
      <style:table-column-properties fo:break-before="auto" style:column-width="2.2cm"/>
    </style:style>
    <style:style style:family="table-column" style:name="lpod_auto_9">
      <style:table-column-properties fo:break-before="auto" style:column-width="2.2cm"/>
    </style:style>
    <style:style style:family="table-column" style:name="lpod_auto_10">
      <style:table-column-properties fo:break-before="auto" style:column-width="2.2cm"/>
    </style:style>
    <style:style style:family="table-column" style:name="lpod_auto_11">
      <style:table-column-properties fo:break-before="auto" style:column-width="2.2cm"/>
    </style:style>
    <style:style style:family="table-column" style:name="lpod_auto_12">
      <style:table-column-properties fo:break-before="auto" style:column-width="2.2cm"/>
    </style:style>
    <style:style style:family="table-column" style:name="lpod_auto_13">
      <style:table-column-properties fo:break-before="auto" style:column-width="2.2cm"/>
    </style:style>
    <style:style style:family="table-column" style:name="lpod_auto_14">
      <style:table-column-properties fo:break-before="auto" style:column-width="2.2cm"/>
    </style:style>
    <style:style style:family="table-column" style:name="lpod_auto_15">
      <style:table-column-properties fo:break-before="auto" style:column-width="2.2cm"/>
    </style:style>
    <style:style style:family="table-column" style:name="lpod_auto_16">
      <style:table-column-properties fo:break-before="auto" style:column-width="2.2cm"/>
    </style:style>
    <style:style style:family="table-column" style:name="lpod_auto_17">
      <style:table-column-properties fo:break-before="auto" style:column-width="2.2cm"/>
    </style:style>
    <style:style style:family="table-column" style:name="lpod_auto_18">
      <style:table-column-properties fo:break-before="auto" style:column-width="2.2cm"/>
    </style:style>
    <style:style style:family="table-column" style:name="lpod_auto_19">
      <style:table-column-properties fo:break-before="auto" style:column-width="2.2cm"/>
    </style:style>
    <style:style style:family="table-column" style:name="lpod_auto_20">
      <style:table-column-properties fo:break-before="auto" style:column-width="2.2cm"/>
    </style:style>
    <style:style style:family="table-column" style:name="lpod_auto_21">
      <style:table-column-properties fo:break-before="auto" style:column-width="2.2cm"/>
    </style:style>
    <style:style style:family="table-column" style:name="lpod_auto_22">
      <style:table-column-properties fo:break-before="auto" style:column-width="4cm"/>
    </style:style>
    <style:style style:family="table-column" style:name="lpod_auto_23">
      <style:table-column-properties fo:break-before="auto" style:column-width="8c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olumn" style:name="lpod_auto_24">
      <style:table-column-properties fo:break-before="auto" style:column-width="4cm"/>
    </style:style>
    <style:style style:family="table-column" style:name="lpod_auto_25">
      <style:table-column-properties fo:break-before="auto" style:column-width="4cm"/>
    </style:style>
    <style:style style:family="table-column" style:name="lpod_auto_26">
      <style:table-column-properties fo:break-before="auto" style:column-width="4cm"/>
    </style:style>
  </office:automatic-styles>
  <office:body>
    <office:spreadsheet>
      <table:table table:name="Result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style-name="lpod_auto_6"/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column table:style-name="lpod_auto_13"/>
        <table:table-column table:style-name="lpod_auto_14"/>
        <table:table-column table:style-name="lpod_auto_15"/>
        <table:table-column table:style-name="lpod_auto_16"/>
        <table:table-column table:style-name="lpod_auto_17"/>
        <table:table-column table:style-name="lpod_auto_18"/>
        <table:table-column table:style-name="lpod_auto_19"/>
        <table:table-column table:style-name="lpod_auto_20"/>
        <table:table-column table:style-name="lpod_auto_21"/>
        <table:table-column table:style-name="lpod_auto_22"/>
        <table:table-column table:style-name="lpod_auto_23"/>
        <table:table-row table:style-name="default_table_row">
          <table:table-cell office:value-type="string" calcext:value-type="string" office:string-value="Surface id" table:style-name="bold_center_bg_gray_grid_06pt">
            <text:p>Surface id</text:p>
          </table:table-cell>
          <table:table-cell office:value-type="string" calcext:value-type="string" office:string-value="Surface name" table:style-name="bold_center_bg_gray_grid_06pt">
            <text:p>Surface name</text:p>
          </table:table-cell>
          <table:table-cell office:value-type="string" calcext:value-type="string" office:string-value="Surface layer" table:style-name="bold_center_bg_gray_grid_06pt">
            <text:p>Surface layer</text:p>
          </table:table-cell>
          <table:table-cell office:value-type="string" calcext:value-type="string" office:string-value="Surface area [m2]" table:style-name="bold_center_bg_gray_grid_06pt">
            <text:p>Surface area [m2]</text:p>
          </table:table-cell>
          <table:table-cell office:value-type="string" calcext:value-type="string" office:string-value="Average value [h/day]" table:style-name="bold_center_bg_gray_grid_06pt">
            <text:p>Average value [h/day]</text:p>
          </table:table-cell>
          <table:table-cell office:value-type="string" calcext:value-type="string" office:string-value="0h00" table:style-name="bld_cntr_22_43_253_gr">
            <text:p>0h00</text:p>
          </table:table-cell>
          <table:table-cell office:value-type="string" calcext:value-type="string" office:string-value="0h30" table:style-name="bld_cntr_22_80_253_gr">
            <text:p>0h30</text:p>
          </table:table-cell>
          <table:table-cell office:value-type="string" calcext:value-type="string" office:string-value="1h00" table:style-name="bld_cntr_22_117_253_gr">
            <text:p>1h00</text:p>
          </table:table-cell>
          <table:table-cell office:value-type="string" calcext:value-type="string" office:string-value="1h30" table:style-name="bld_cntr_22_155_254_gr">
            <text:p>1h30</text:p>
          </table:table-cell>
          <table:table-cell office:value-type="string" calcext:value-type="string" office:string-value="2h00" table:style-name="bld_cntr_21_193_254_gr">
            <text:p>2h00</text:p>
          </table:table-cell>
          <table:table-cell office:value-type="string" calcext:value-type="string" office:string-value="2h30" table:style-name="bld_cntr_21_231_254_gr">
            <text:p>2h30</text:p>
          </table:table-cell>
          <table:table-cell office:value-type="string" calcext:value-type="string" office:string-value="3h00" table:style-name="bld_cntr_21_254_207_gr">
            <text:p>3h00</text:p>
          </table:table-cell>
          <table:table-cell office:value-type="string" calcext:value-type="string" office:string-value="3h30" table:style-name="bld_cntr_20_254_92_gr">
            <text:p>3h30</text:p>
          </table:table-cell>
          <table:table-cell office:value-type="string" calcext:value-type="string" office:string-value="4h00" table:style-name="bld_cntr_85_254_20_gr">
            <text:p>4h00</text:p>
          </table:table-cell>
          <table:table-cell office:value-type="string" calcext:value-type="string" office:string-value="4h30" table:style-name="bld_cntr_210_254_19_gr">
            <text:p>4h30</text:p>
          </table:table-cell>
          <table:table-cell office:value-type="string" calcext:value-type="string" office:string-value="5h00" table:style-name="bld_cntr_252_254_19_gr">
            <text:p>5h00</text:p>
          </table:table-cell>
          <table:table-cell office:value-type="string" calcext:value-type="string" office:string-value="5h30" table:style-name="bld_cntr_255_216_19_gr">
            <text:p>5h30</text:p>
          </table:table-cell>
          <table:table-cell office:value-type="string" calcext:value-type="string" office:string-value="6h00" table:style-name="bld_cntr_255_174_18_gr">
            <text:p>6h00</text:p>
          </table:table-cell>
          <table:table-cell office:value-type="string" calcext:value-type="string" office:string-value="6h30" table:style-name="bld_cntr_255_133_18_gr">
            <text:p>6h30</text:p>
          </table:table-cell>
          <table:table-cell office:value-type="string" calcext:value-type="string" office:string-value="7h00" table:style-name="bld_cntr_255_91_17_gr">
            <text:p>7h00</text:p>
          </table:table-cell>
          <table:table-cell office:value-type="string" calcext:value-type="string" office:string-value="7h30" table:style-name="bld_cntr_255_49_17_gr">
            <text:p>7h30</text:p>
          </table:table-cell>
          <table:table-cell office:value-type="string" calcext:value-type="string" office:string-value="Grid" table:style-name="bold_center_bg_gray_grid_06pt">
            <text:p>Grid</text:p>
          </table:table-cell>
          <table:table-cell office:value-type="string" calcext:value-type="string" office:string-value="Comments" table:style-name="bold_center_bg_gray_grid_06pt">
            <text:p>Comments</text:p>
          </table:table-cell>
        </table:table-row>
        <table:table-row table:style-name="default_table_row">
          <table:table-cell office:value-type="float" calcext:value-type="float" office:value="91155" calcext:value="91155" table:style-name="integer_grid_06pt">
            <text:p>91155</text:p>
          </table:table-cell>
          <table:table-cell office:value-type="string" calcext:value-type="string" office:string-value="91155" table:style-name="grid_06pt">
            <text:p>91155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0.260014" calcext:value="10.260014" table:style-name="decimal6_grid_06pt">
            <text:p>10.260014</text:p>
          </table:table-cell>
          <table:table-cell office:value-type="float" calcext:value-type="float" office:value="3.15" calcext:value="3.15" table:style-name="decimal2_grid_06pt">
            <text:p>3.1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3.57" calcext:value="3.57" table:style-name="decimal2_grid_06pt">
            <text:p>3.57</text:p>
          </table:table-cell>
          <table:table-cell office:value-type="float" calcext:value-type="float" office:value="13.05" calcext:value="13.05" table:style-name="decimal2_grid_06pt">
            <text:p>13.05</text:p>
          </table:table-cell>
          <table:table-cell office:value-type="float" calcext:value-type="float" office:value="8.33" calcext:value="8.33" table:style-name="decimal2_grid_06pt">
            <text:p>8.33</text:p>
          </table:table-cell>
          <table:table-cell office:value-type="float" calcext:value-type="float" office:value="3.12" calcext:value="3.12" table:style-name="decimal2_grid_06pt">
            <text:p>3.12</text:p>
          </table:table-cell>
          <table:table-cell office:value-type="float" calcext:value-type="float" office:value="7.6" calcext:value="7.6" table:style-name="decimal2_grid_06pt">
            <text:p>7.60</text:p>
          </table:table-cell>
          <table:table-cell office:value-type="float" calcext:value-type="float" office:value="10.19" calcext:value="10.19" table:style-name="decimal2_grid_06pt">
            <text:p>10.19</text:p>
          </table:table-cell>
          <table:table-cell office:value-type="float" calcext:value-type="float" office:value="18.24" calcext:value="18.24" table:style-name="decimal2_grid_06pt">
            <text:p>18.24</text:p>
          </table:table-cell>
          <table:table-cell office:value-type="float" calcext:value-type="float" office:value="35.9" calcext:value="35.9" table:style-name="decimal2_grid_06pt">
            <text:p>35.9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07" calcext:value="91207" table:style-name="integer_grid_06pt">
            <text:p>91207</text:p>
          </table:table-cell>
          <table:table-cell office:value-type="string" calcext:value-type="string" office:string-value="91207" table:style-name="grid_06pt">
            <text:p>91207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1.040004" calcext:value="11.040004" table:style-name="decimal6_grid_06pt">
            <text:p>11.040004</text:p>
          </table:table-cell>
          <table:table-cell office:value-type="float" calcext:value-type="float" office:value="6.78" calcext:value="6.78" table:style-name="decimal2_grid_06pt">
            <text:p>6.7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09" calcext:value="91209" table:style-name="integer_grid_06pt">
            <text:p>91209</text:p>
          </table:table-cell>
          <table:table-cell office:value-type="string" calcext:value-type="string" office:string-value="91209" table:style-name="grid_06pt">
            <text:p>91209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3.440005" calcext:value="13.440005" table:style-name="decimal6_grid_06pt">
            <text:p>13.440005</text:p>
          </table:table-cell>
          <table:table-cell office:value-type="float" calcext:value-type="float" office:value="1.14" calcext:value="1.14" table:style-name="decimal2_grid_06pt">
            <text:p>1.14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37" calcext:value="91237" table:style-name="integer_grid_06pt">
            <text:p>91237</text:p>
          </table:table-cell>
          <table:table-cell office:value-type="string" calcext:value-type="string" office:string-value="91237" table:style-name="grid_06pt">
            <text:p>9123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1.809799" calcext:value="41.809799" table:style-name="decimal6_grid_06pt">
            <text:p>41.809799</text:p>
          </table:table-cell>
          <table:table-cell office:value-type="float" calcext:value-type="float" office:value="0.73" calcext:value="0.73" table:style-name="decimal2_grid_06pt">
            <text:p>0.73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96" calcext:value="91296" table:style-name="integer_grid_06pt">
            <text:p>91296</text:p>
          </table:table-cell>
          <table:table-cell office:value-type="string" calcext:value-type="string" office:string-value="91296" table:style-name="grid_06pt">
            <text:p>91296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0.26001" calcext:value="10.26001" table:style-name="decimal6_grid_06pt">
            <text:p>10.26001</text:p>
          </table:table-cell>
          <table:table-cell office:value-type="float" calcext:value-type="float" office:value="1.81" calcext:value="1.81" table:style-name="decimal2_grid_06pt">
            <text:p>1.8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4.95" calcext:value="24.95" table:style-name="decimal2_grid_06pt">
            <text:p>24.95</text:p>
          </table:table-cell>
          <table:table-cell office:value-type="float" calcext:value-type="float" office:value="25.92" calcext:value="25.92" table:style-name="decimal2_grid_06pt">
            <text:p>25.92</text:p>
          </table:table-cell>
          <table:table-cell office:value-type="float" calcext:value-type="float" office:value="13.2" calcext:value="13.2" table:style-name="decimal2_grid_06pt">
            <text:p>13.20</text:p>
          </table:table-cell>
          <table:table-cell office:value-type="float" calcext:value-type="float" office:value="3.12" calcext:value="3.12" table:style-name="decimal2_grid_06pt">
            <text:p>3.12</text:p>
          </table:table-cell>
          <table:table-cell office:value-type="float" calcext:value-type="float" office:value="12.11" calcext:value="12.11" table:style-name="decimal2_grid_06pt">
            <text:p>12.11</text:p>
          </table:table-cell>
          <table:table-cell office:value-type="float" calcext:value-type="float" office:value="18.38" calcext:value="18.38" table:style-name="decimal2_grid_06pt">
            <text:p>18.38</text:p>
          </table:table-cell>
          <table:table-cell office:value-type="float" calcext:value-type="float" office:value="2.32" calcext:value="2.32" table:style-name="decimal2_grid_06pt">
            <text:p>2.32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07" calcext:value="91307" table:style-name="integer_grid_06pt">
            <text:p>91307</text:p>
          </table:table-cell>
          <table:table-cell office:value-type="string" calcext:value-type="string" office:string-value="91307" table:style-name="grid_06pt">
            <text:p>9130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0.84" calcext:value="0.84" table:style-name="decimal6_grid_06pt">
            <text:p>0.84</text:p>
          </table:table-cell>
          <table:table-cell office:value-type="float" calcext:value-type="float" office:value="2.05" calcext:value="2.05" table:style-name="decimal2_grid_06pt">
            <text:p>2.0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0.0" calcext:value="50.0" table:style-name="decimal2_grid_06pt">
            <text:p>50.00</text:p>
          </table:table-cell>
          <table:table-cell office:value-type="float" calcext:value-type="float" office:value="30.95" calcext:value="30.95" table:style-name="decimal2_grid_06pt">
            <text:p>30.95</text:p>
          </table:table-cell>
          <table:table-cell office:value-type="float" calcext:value-type="float" office:value="19.05" calcext:value="19.05" table:style-name="decimal2_grid_06pt">
            <text:p>19.0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09" calcext:value="91309" table:style-name="integer_grid_06pt">
            <text:p>91309</text:p>
          </table:table-cell>
          <table:table-cell office:value-type="string" calcext:value-type="string" office:string-value="91309" table:style-name="grid_06pt">
            <text:p>91309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0.84" calcext:value="0.84" table:style-name="decimal6_grid_06pt">
            <text:p>0.84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12" calcext:value="91312" table:style-name="integer_grid_06pt">
            <text:p>91312</text:p>
          </table:table-cell>
          <table:table-cell office:value-type="string" calcext:value-type="string" office:string-value="91312" table:style-name="grid_06pt">
            <text:p>9131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819996" calcext:value="2.819996" table:style-name="decimal6_grid_06pt">
            <text:p>2.819996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20" calcext:value="91320" table:style-name="integer_grid_06pt">
            <text:p>91320</text:p>
          </table:table-cell>
          <table:table-cell office:value-type="string" calcext:value-type="string" office:string-value="91320" table:style-name="grid_06pt">
            <text:p>91320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895199" calcext:value="2.895199" table:style-name="decimal6_grid_06pt">
            <text:p>2.895199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22" calcext:value="91322" table:style-name="integer_grid_06pt">
            <text:p>91322</text:p>
          </table:table-cell>
          <table:table-cell office:value-type="string" calcext:value-type="string" office:string-value="91322" table:style-name="grid_06pt">
            <text:p>9132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.716804" calcext:value="4.716804" table:style-name="decimal6_grid_06pt">
            <text:p>4.716804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721" calcext:value="91721" table:style-name="integer_grid_06pt">
            <text:p>91721</text:p>
          </table:table-cell>
          <table:table-cell office:value-type="string" calcext:value-type="string" office:string-value="91721" table:style-name="grid_06pt">
            <text:p>91721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5.011037" calcext:value="45.011037" table:style-name="decimal6_grid_06pt">
            <text:p>45.011037</text:p>
          </table:table-cell>
          <table:table-cell office:value-type="float" calcext:value-type="float" office:value="6.75" calcext:value="6.75" table:style-name="decimal2_grid_06pt">
            <text:p>6.7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722" calcext:value="91722" table:style-name="integer_grid_06pt">
            <text:p>91722</text:p>
          </table:table-cell>
          <table:table-cell office:value-type="string" calcext:value-type="string" office:string-value="91722" table:style-name="grid_06pt">
            <text:p>9172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5.011053" calcext:value="45.011053" table:style-name="decimal6_grid_06pt">
            <text:p>45.011053</text:p>
          </table:table-cell>
          <table:table-cell office:value-type="float" calcext:value-type="float" office:value="5.98" calcext:value="5.98" table:style-name="decimal2_grid_06pt">
            <text:p>5.9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.76" calcext:value="10.76" table:style-name="decimal2_grid_06pt">
            <text:p>10.7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62" calcext:value="0.62" table:style-name="decimal2_grid_06pt">
            <text:p>0.62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.06" calcext:value="5.06" table:style-name="decimal2_grid_06pt">
            <text:p>5.06</text:p>
          </table:table-cell>
          <table:table-cell office:value-type="float" calcext:value-type="float" office:value="25.01" calcext:value="25.01" table:style-name="decimal2_grid_06pt">
            <text:p>25.01</text:p>
          </table:table-cell>
          <table:table-cell office:value-type="float" calcext:value-type="float" office:value="58.55" calcext:value="58.55" table:style-name="decimal2_grid_06pt">
            <text:p>58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41" calcext:value="92341" table:style-name="integer_grid_06pt">
            <text:p>92341</text:p>
          </table:table-cell>
          <table:table-cell office:value-type="string" calcext:value-type="string" office:string-value="92341" table:style-name="grid_06pt">
            <text:p>92341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6.880011" calcext:value="16.880011" table:style-name="decimal6_grid_06pt">
            <text:p>16.880011</text:p>
          </table:table-cell>
          <table:table-cell office:value-type="float" calcext:value-type="float" office:value="6.75" calcext:value="6.75" table:style-name="decimal2_grid_06pt">
            <text:p>6.7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48" calcext:value="92348" table:style-name="integer_grid_06pt">
            <text:p>92348</text:p>
          </table:table-cell>
          <table:table-cell office:value-type="string" calcext:value-type="string" office:string-value="92348" table:style-name="grid_06pt">
            <text:p>92348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401398" calcext:value="2.401398" table:style-name="decimal6_grid_06pt">
            <text:p>2.401398</text:p>
          </table:table-cell>
          <table:table-cell office:value-type="float" calcext:value-type="float" office:value="6.77" calcext:value="6.77" table:style-name="decimal2_grid_06pt">
            <text:p>6.7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93" calcext:value="92393" table:style-name="integer_grid_06pt">
            <text:p>92393</text:p>
          </table:table-cell>
          <table:table-cell office:value-type="string" calcext:value-type="string" office:string-value="92393" table:style-name="grid_06pt">
            <text:p>92393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6.880013" calcext:value="16.880013" table:style-name="decimal6_grid_06pt">
            <text:p>16.880013</text:p>
          </table:table-cell>
          <table:table-cell office:value-type="float" calcext:value-type="float" office:value="6.77" calcext:value="6.77" table:style-name="decimal2_grid_06pt">
            <text:p>6.7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707" calcext:value="92707" table:style-name="integer_grid_06pt">
            <text:p>92707</text:p>
          </table:table-cell>
          <table:table-cell office:value-type="string" calcext:value-type="string" office:string-value="92707" table:style-name="grid_06pt">
            <text:p>92707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44.162479" calcext:value="144.162479" table:style-name="decimal6_grid_06pt">
            <text:p>144.162479</text:p>
          </table:table-cell>
          <table:table-cell office:value-type="float" calcext:value-type="float" office:value="7.68" calcext:value="7.68" table:style-name="decimal2_grid_06pt">
            <text:p>7.68</text:p>
          </table:table-cell>
          <table:table-cell office:value-type="float" calcext:value-type="float" office:value="0.5" calcext:value="0.5" table:style-name="decimal2_grid_06pt">
            <text:p>0.5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.16" calcext:value="1.16" table:style-name="decimal2_grid_06pt">
            <text:p>1.16</text:p>
          </table:table-cell>
          <table:table-cell office:value-type="float" calcext:value-type="float" office:value="1.09" calcext:value="1.09" table:style-name="decimal2_grid_06pt">
            <text:p>1.09</text:p>
          </table:table-cell>
          <table:table-cell office:value-type="float" calcext:value-type="float" office:value="1.58" calcext:value="1.58" table:style-name="decimal2_grid_06pt">
            <text:p>1.58</text:p>
          </table:table-cell>
          <table:table-cell office:value-type="float" calcext:value-type="float" office:value="0.78" calcext:value="0.78" table:style-name="decimal2_grid_06pt">
            <text:p>0.7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.68" calcext:value="1.68" table:style-name="decimal2_grid_06pt">
            <text:p>1.68</text:p>
          </table:table-cell>
          <table:table-cell office:value-type="float" calcext:value-type="float" office:value="5.9" calcext:value="5.9" table:style-name="decimal2_grid_06pt">
            <text:p>5.90</text:p>
          </table:table-cell>
          <table:table-cell office:value-type="float" calcext:value-type="float" office:value="87.32" calcext:value="87.32" table:style-name="decimal2_grid_06pt">
            <text:p>87.32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957" calcext:value="92957" table:style-name="integer_grid_06pt">
            <text:p>92957</text:p>
          </table:table-cell>
          <table:table-cell office:value-type="string" calcext:value-type="string" office:string-value="92957" table:style-name="grid_06pt">
            <text:p>9295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.148038" calcext:value="4.148038" table:style-name="decimal6_grid_06pt">
            <text:p>4.148038</text:p>
          </table:table-cell>
          <table:table-cell office:value-type="float" calcext:value-type="float" office:value="3.17" calcext:value="3.17" table:style-name="decimal2_grid_06pt">
            <text:p>3.17</text:p>
          </table:table-cell>
          <table:table-cell office:value-type="float" calcext:value-type="float" office:value="15.76" calcext:value="15.76" table:style-name="decimal2_grid_06pt">
            <text:p>15.7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4.65" calcext:value="4.65" table:style-name="decimal2_grid_06pt">
            <text:p>4.65</text:p>
          </table:table-cell>
          <table:table-cell office:value-type="float" calcext:value-type="float" office:value="4.65" calcext:value="4.65" table:style-name="decimal2_grid_06pt">
            <text:p>4.65</text:p>
          </table:table-cell>
          <table:table-cell office:value-type="float" calcext:value-type="float" office:value="16.06" calcext:value="16.06" table:style-name="decimal2_grid_06pt">
            <text:p>16.06</text:p>
          </table:table-cell>
          <table:table-cell office:value-type="float" calcext:value-type="float" office:value="9.97" calcext:value="9.97" table:style-name="decimal2_grid_06pt">
            <text:p>9.97</text:p>
          </table:table-cell>
          <table:table-cell office:value-type="float" calcext:value-type="float" office:value="12.5" calcext:value="12.5" table:style-name="decimal2_grid_06pt">
            <text:p>12.5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36.4" calcext:value="36.4" table:style-name="decimal2_grid_06pt">
            <text:p>36.4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958" calcext:value="92958" table:style-name="integer_grid_06pt">
            <text:p>92958</text:p>
          </table:table-cell>
          <table:table-cell office:value-type="string" calcext:value-type="string" office:string-value="92958" table:style-name="grid_06pt">
            <text:p>92958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3.360002" calcext:value="3.360002" table:style-name="decimal6_grid_06pt">
            <text:p>3.360002</text:p>
          </table:table-cell>
          <table:table-cell office:value-type="float" calcext:value-type="float" office:value="4.19" calcext:value="4.19" table:style-name="decimal2_grid_06pt">
            <text:p>4.1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.61" calcext:value="2.61" table:style-name="decimal2_grid_06pt">
            <text:p>2.61</text:p>
          </table:table-cell>
          <table:table-cell office:value-type="float" calcext:value-type="float" office:value="3.21" calcext:value="3.21" table:style-name="decimal2_grid_06pt">
            <text:p>3.2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94.17" calcext:value="94.17" table:style-name="decimal2_grid_06pt">
            <text:p>94.1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108" calcext:value="106108" table:style-name="integer_grid_06pt">
            <text:p>106108</text:p>
          </table:table-cell>
          <table:table-cell office:value-type="string" calcext:value-type="string" office:string-value="106108" table:style-name="grid_06pt">
            <text:p>106108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7.540013" calcext:value="17.540013" table:style-name="decimal6_grid_06pt">
            <text:p>17.540013</text:p>
          </table:table-cell>
          <table:table-cell office:value-type="float" calcext:value-type="float" office:value="0.52" calcext:value="0.52" table:style-name="decimal2_grid_06pt">
            <text:p>0.52</text:p>
          </table:table-cell>
          <table:table-cell office:value-type="float" calcext:value-type="float" office:value="48.92" calcext:value="48.92" table:style-name="decimal2_grid_06pt">
            <text:p>48.92</text:p>
          </table:table-cell>
          <table:table-cell office:value-type="float" calcext:value-type="float" office:value="51.08" calcext:value="51.08" table:style-name="decimal2_grid_06pt">
            <text:p>51.0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28" calcext:value="106528" table:style-name="integer_grid_06pt">
            <text:p>106528</text:p>
          </table:table-cell>
          <table:table-cell office:value-type="string" calcext:value-type="string" office:string-value="106528" table:style-name="grid_06pt">
            <text:p>10652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29" calcext:value="106529" table:style-name="integer_grid_06pt">
            <text:p>106529</text:p>
          </table:table-cell>
          <table:table-cell office:value-type="string" calcext:value-type="string" office:string-value="106529" table:style-name="grid_06pt">
            <text:p>10652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30" calcext:value="106530" table:style-name="integer_grid_06pt">
            <text:p>106530</text:p>
          </table:table-cell>
          <table:table-cell office:value-type="string" calcext:value-type="string" office:string-value="106530" table:style-name="grid_06pt">
            <text:p>10653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4" calcext:value="106544" table:style-name="integer_grid_06pt">
            <text:p>106544</text:p>
          </table:table-cell>
          <table:table-cell office:value-type="string" calcext:value-type="string" office:string-value="106544" table:style-name="grid_06pt">
            <text:p>106544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2" calcext:value="1.080002" table:style-name="decimal6_grid_06pt">
            <text:p>1.080002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5" calcext:value="106545" table:style-name="integer_grid_06pt">
            <text:p>106545</text:p>
          </table:table-cell>
          <table:table-cell office:value-type="string" calcext:value-type="string" office:string-value="106545" table:style-name="grid_06pt">
            <text:p>106545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6" calcext:value="106546" table:style-name="integer_grid_06pt">
            <text:p>106546</text:p>
          </table:table-cell>
          <table:table-cell office:value-type="string" calcext:value-type="string" office:string-value="106546" table:style-name="grid_06pt">
            <text:p>106546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2" calcext:value="1.080002" table:style-name="decimal6_grid_06pt">
            <text:p>1.080002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7" calcext:value="106547" table:style-name="integer_grid_06pt">
            <text:p>106547</text:p>
          </table:table-cell>
          <table:table-cell office:value-type="string" calcext:value-type="string" office:string-value="106547" table:style-name="grid_06pt">
            <text:p>106547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8" calcext:value="106548" table:style-name="integer_grid_06pt">
            <text:p>106548</text:p>
          </table:table-cell>
          <table:table-cell office:value-type="string" calcext:value-type="string" office:string-value="106548" table:style-name="grid_06pt">
            <text:p>10654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9" calcext:value="106549" table:style-name="integer_grid_06pt">
            <text:p>106549</text:p>
          </table:table-cell>
          <table:table-cell office:value-type="string" calcext:value-type="string" office:string-value="106549" table:style-name="grid_06pt">
            <text:p>10654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0" calcext:value="106550" table:style-name="integer_grid_06pt">
            <text:p>106550</text:p>
          </table:table-cell>
          <table:table-cell office:value-type="string" calcext:value-type="string" office:string-value="106550" table:style-name="grid_06pt">
            <text:p>10655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1" calcext:value="1.500001" table:style-name="decimal6_grid_06pt">
            <text:p>1.500001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1" calcext:value="106551" table:style-name="integer_grid_06pt">
            <text:p>106551</text:p>
          </table:table-cell>
          <table:table-cell office:value-type="string" calcext:value-type="string" office:string-value="106551" table:style-name="grid_06pt">
            <text:p>106551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2" calcext:value="106552" table:style-name="integer_grid_06pt">
            <text:p>106552</text:p>
          </table:table-cell>
          <table:table-cell office:value-type="string" calcext:value-type="string" office:string-value="106552" table:style-name="grid_06pt">
            <text:p>106552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3" calcext:value="106553" table:style-name="integer_grid_06pt">
            <text:p>106553</text:p>
          </table:table-cell>
          <table:table-cell office:value-type="string" calcext:value-type="string" office:string-value="106553" table:style-name="grid_06pt">
            <text:p>106553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4" calcext:value="106554" table:style-name="integer_grid_06pt">
            <text:p>106554</text:p>
          </table:table-cell>
          <table:table-cell office:value-type="string" calcext:value-type="string" office:string-value="106554" table:style-name="grid_06pt">
            <text:p>106554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5" calcext:value="106555" table:style-name="integer_grid_06pt">
            <text:p>106555</text:p>
          </table:table-cell>
          <table:table-cell office:value-type="string" calcext:value-type="string" office:string-value="106555" table:style-name="grid_06pt">
            <text:p>106555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8" calcext:value="106558" table:style-name="integer_grid_06pt">
            <text:p>106558</text:p>
          </table:table-cell>
          <table:table-cell office:value-type="string" calcext:value-type="string" office:string-value="106558" table:style-name="grid_06pt">
            <text:p>10655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2.61" calcext:value="2.61" table:style-name="decimal2_grid_06pt">
            <text:p>2.6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0.54" calcext:value="20.54" table:style-name="decimal2_grid_06pt">
            <text:p>20.54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0.29" calcext:value="50.29" table:style-name="decimal2_grid_06pt">
            <text:p>50.2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9" calcext:value="106559" table:style-name="integer_grid_06pt">
            <text:p>106559</text:p>
          </table:table-cell>
          <table:table-cell office:value-type="string" calcext:value-type="string" office:string-value="106559" table:style-name="grid_06pt">
            <text:p>10655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1.68" calcext:value="1.68" table:style-name="decimal2_grid_06pt">
            <text:p>1.6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0.54" calcext:value="20.54" table:style-name="decimal2_grid_06pt">
            <text:p>20.54</text:p>
          </table:table-cell>
          <table:table-cell office:value-type="float" calcext:value-type="float" office:value="38.21" calcext:value="38.21" table:style-name="decimal2_grid_06pt">
            <text:p>38.21</text:p>
          </table:table-cell>
          <table:table-cell office:value-type="float" calcext:value-type="float" office:value="12.08" calcext:value="12.08" table:style-name="decimal2_grid_06pt">
            <text:p>12.0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0" calcext:value="106560" table:style-name="integer_grid_06pt">
            <text:p>106560</text:p>
          </table:table-cell>
          <table:table-cell office:value-type="string" calcext:value-type="string" office:string-value="106560" table:style-name="grid_06pt">
            <text:p>10656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1" calcext:value="106561" table:style-name="integer_grid_06pt">
            <text:p>106561</text:p>
          </table:table-cell>
          <table:table-cell office:value-type="string" calcext:value-type="string" office:string-value="106561" table:style-name="grid_06pt">
            <text:p>106561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1" calcext:value="1.500001" table:style-name="decimal6_grid_06pt">
            <text:p>1.500001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2" calcext:value="106562" table:style-name="integer_grid_06pt">
            <text:p>106562</text:p>
          </table:table-cell>
          <table:table-cell office:value-type="string" calcext:value-type="string" office:string-value="106562" table:style-name="grid_06pt">
            <text:p>106562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2" calcext:value="1.500002" table:style-name="decimal6_grid_06pt">
            <text:p>1.500002</text:p>
          </table:table-cell>
          <table:table-cell office:value-type="float" calcext:value-type="float" office:value="0.04" calcext:value="0.04" table:style-name="decimal2_grid_06pt">
            <text:p>0.04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612" calcext:value="106612" table:style-name="integer_grid_06pt">
            <text:p>106612</text:p>
          </table:table-cell>
          <table:table-cell office:value-type="string" calcext:value-type="string" office:string-value="106612" table:style-name="grid_06pt">
            <text:p>10661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1.800048" calcext:value="41.800048" table:style-name="decimal6_grid_06pt">
            <text:p>41.800048</text:p>
          </table:table-cell>
          <table:table-cell office:value-type="float" calcext:value-type="float" office:value="0.89" calcext:value="0.89" table:style-name="decimal2_grid_06pt">
            <text:p>0.8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69.14" calcext:value="69.14" table:style-name="decimal2_grid_06pt">
            <text:p>69.14</text:p>
          </table:table-cell>
          <table:table-cell office:value-type="float" calcext:value-type="float" office:value="30.86" calcext:value="30.86" table:style-name="decimal2_grid_06pt">
            <text:p>30.8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</table:table>
      <table:table table:name="Scale">
        <table:table-column table:style-name="lpod_auto_24"/>
        <table:table-column table:style-name="lpod_auto_25"/>
        <table:table-column table:style-name="lpod_auto_26"/>
        <table:table-row table:style-name="default_table_row">
          <table:table-cell office:value-type="string" calcext:value-type="string" office:string-value="Threshold" table:style-name="bold_center">
            <text:p>Threshold</text:p>
          </table:table-cell>
          <table:table-cell office:value-type="string" calcext:value-type="string" office:string-value="Color" table:style-name="bold_center">
            <text:p>Color</text:p>
          </table:table-cell>
          <table:table-cell office:value-type="string" calcext:value-type="string" office:string-value="Tint" table:style-name="bold_center">
            <text:p>Tint</text:p>
          </table:table-cell>
        </table:table-row>
        <table:table-row table:style-name="default_table_row">
          <table:table-cell office:value-type="float" calcext:value-type="float" office:value="0.0" calcext:value="0.0" table:style-name="right">
            <text:p>0.0</text:p>
          </table:table-cell>
          <table:table-cell office:value-type="string" calcext:value-type="string" office:string-value="#162BFD" table:style-name="left">
            <text:p>#162BFD</text:p>
          </table:table-cell>
          <table:table-cell office:value-type="string" calcext:value-type="string" office:string-value="" table:style-name="bg_22_43_253">
            <text:p/>
          </table:table-cell>
        </table:table-row>
        <table:table-row table:style-name="default_table_row">
          <table:table-cell office:value-type="float" calcext:value-type="float" office:value="0.5" calcext:value="0.5" table:style-name="right">
            <text:p>0.5</text:p>
          </table:table-cell>
          <table:table-cell office:value-type="string" calcext:value-type="string" office:string-value="#1650FD" table:style-name="left">
            <text:p>#1650FD</text:p>
          </table:table-cell>
          <table:table-cell office:value-type="string" calcext:value-type="string" office:string-value="" table:style-name="bg_22_80_253">
            <text:p/>
          </table:table-cell>
        </table:table-row>
        <table:table-row table:style-name="default_table_row">
          <table:table-cell office:value-type="float" calcext:value-type="float" office:value="1.0" calcext:value="1.0" table:style-name="right">
            <text:p>1.0</text:p>
          </table:table-cell>
          <table:table-cell office:value-type="string" calcext:value-type="string" office:string-value="#1675FD" table:style-name="left">
            <text:p>#1675FD</text:p>
          </table:table-cell>
          <table:table-cell office:value-type="string" calcext:value-type="string" office:string-value="" table:style-name="bg_22_117_253">
            <text:p/>
          </table:table-cell>
        </table:table-row>
        <table:table-row table:style-name="default_table_row">
          <table:table-cell office:value-type="float" calcext:value-type="float" office:value="1.5" calcext:value="1.5" table:style-name="right">
            <text:p>1.5</text:p>
          </table:table-cell>
          <table:table-cell office:value-type="string" calcext:value-type="string" office:string-value="#169BFE" table:style-name="left">
            <text:p>#169BFE</text:p>
          </table:table-cell>
          <table:table-cell office:value-type="string" calcext:value-type="string" office:string-value="" table:style-name="bg_22_155_254">
            <text:p/>
          </table:table-cell>
        </table:table-row>
        <table:table-row table:style-name="default_table_row">
          <table:table-cell office:value-type="float" calcext:value-type="float" office:value="2.0" calcext:value="2.0" table:style-name="right">
            <text:p>2.0</text:p>
          </table:table-cell>
          <table:table-cell office:value-type="string" calcext:value-type="string" office:string-value="#15C1FE" table:style-name="left">
            <text:p>#15C1FE</text:p>
          </table:table-cell>
          <table:table-cell office:value-type="string" calcext:value-type="string" office:string-value="" table:style-name="bg_21_193_254">
            <text:p/>
          </table:table-cell>
        </table:table-row>
        <table:table-row table:style-name="default_table_row">
          <table:table-cell office:value-type="float" calcext:value-type="float" office:value="2.5" calcext:value="2.5" table:style-name="right">
            <text:p>2.5</text:p>
          </table:table-cell>
          <table:table-cell office:value-type="string" calcext:value-type="string" office:string-value="#15E7FE" table:style-name="left">
            <text:p>#15E7FE</text:p>
          </table:table-cell>
          <table:table-cell office:value-type="string" calcext:value-type="string" office:string-value="" table:style-name="bg_21_231_254">
            <text:p/>
          </table:table-cell>
        </table:table-row>
        <table:table-row table:style-name="default_table_row">
          <table:table-cell office:value-type="float" calcext:value-type="float" office:value="3.0" calcext:value="3.0" table:style-name="right">
            <text:p>3.0</text:p>
          </table:table-cell>
          <table:table-cell office:value-type="string" calcext:value-type="string" office:string-value="#15FECF" table:style-name="left">
            <text:p>#15FECF</text:p>
          </table:table-cell>
          <table:table-cell office:value-type="string" calcext:value-type="string" office:string-value="" table:style-name="bg_21_254_207">
            <text:p/>
          </table:table-cell>
        </table:table-row>
        <table:table-row table:style-name="default_table_row">
          <table:table-cell office:value-type="float" calcext:value-type="float" office:value="3.5" calcext:value="3.5" table:style-name="right">
            <text:p>3.5</text:p>
          </table:table-cell>
          <table:table-cell office:value-type="string" calcext:value-type="string" office:string-value="#14FE5C" table:style-name="left">
            <text:p>#14FE5C</text:p>
          </table:table-cell>
          <table:table-cell office:value-type="string" calcext:value-type="string" office:string-value="" table:style-name="bg_20_254_92">
            <text:p/>
          </table:table-cell>
        </table:table-row>
        <table:table-row table:style-name="default_table_row">
          <table:table-cell office:value-type="float" calcext:value-type="float" office:value="4.0" calcext:value="4.0" table:style-name="right">
            <text:p>4.0</text:p>
          </table:table-cell>
          <table:table-cell office:value-type="string" calcext:value-type="string" office:string-value="#55FE14" table:style-name="left">
            <text:p>#55FE14</text:p>
          </table:table-cell>
          <table:table-cell office:value-type="string" calcext:value-type="string" office:string-value="" table:style-name="bg_85_254_20">
            <text:p/>
          </table:table-cell>
        </table:table-row>
        <table:table-row table:style-name="default_table_row">
          <table:table-cell office:value-type="float" calcext:value-type="float" office:value="4.5" calcext:value="4.5" table:style-name="right">
            <text:p>4.5</text:p>
          </table:table-cell>
          <table:table-cell office:value-type="string" calcext:value-type="string" office:string-value="#D2FE13" table:style-name="left">
            <text:p>#D2FE13</text:p>
          </table:table-cell>
          <table:table-cell office:value-type="string" calcext:value-type="string" office:string-value="" table:style-name="bg_210_254_19">
            <text:p/>
          </table:table-cell>
        </table:table-row>
        <table:table-row table:style-name="default_table_row">
          <table:table-cell office:value-type="float" calcext:value-type="float" office:value="5.0" calcext:value="5.0" table:style-name="right">
            <text:p>5.0</text:p>
          </table:table-cell>
          <table:table-cell office:value-type="string" calcext:value-type="string" office:string-value="#FCFE13" table:style-name="left">
            <text:p>#FCFE13</text:p>
          </table:table-cell>
          <table:table-cell office:value-type="string" calcext:value-type="string" office:string-value="" table:style-name="bg_252_254_19">
            <text:p/>
          </table:table-cell>
        </table:table-row>
        <table:table-row table:style-name="default_table_row">
          <table:table-cell office:value-type="float" calcext:value-type="float" office:value="5.5" calcext:value="5.5" table:style-name="right">
            <text:p>5.5</text:p>
          </table:table-cell>
          <table:table-cell office:value-type="string" calcext:value-type="string" office:string-value="#FFD813" table:style-name="left">
            <text:p>#FFD813</text:p>
          </table:table-cell>
          <table:table-cell office:value-type="string" calcext:value-type="string" office:string-value="" table:style-name="bg_255_216_19">
            <text:p/>
          </table:table-cell>
        </table:table-row>
        <table:table-row table:style-name="default_table_row">
          <table:table-cell office:value-type="float" calcext:value-type="float" office:value="6.0" calcext:value="6.0" table:style-name="right">
            <text:p>6.0</text:p>
          </table:table-cell>
          <table:table-cell office:value-type="string" calcext:value-type="string" office:string-value="#FFAE12" table:style-name="left">
            <text:p>#FFAE12</text:p>
          </table:table-cell>
          <table:table-cell office:value-type="string" calcext:value-type="string" office:string-value="" table:style-name="bg_255_174_18">
            <text:p/>
          </table:table-cell>
        </table:table-row>
        <table:table-row table:style-name="default_table_row">
          <table:table-cell office:value-type="float" calcext:value-type="float" office:value="6.5" calcext:value="6.5" table:style-name="right">
            <text:p>6.5</text:p>
          </table:table-cell>
          <table:table-cell office:value-type="string" calcext:value-type="string" office:string-value="#FF8512" table:style-name="left">
            <text:p>#FF8512</text:p>
          </table:table-cell>
          <table:table-cell office:value-type="string" calcext:value-type="string" office:string-value="" table:style-name="bg_255_133_18">
            <text:p/>
          </table:table-cell>
        </table:table-row>
        <table:table-row table:style-name="default_table_row">
          <table:table-cell office:value-type="float" calcext:value-type="float" office:value="7.0" calcext:value="7.0" table:style-name="right">
            <text:p>7.0</text:p>
          </table:table-cell>
          <table:table-cell office:value-type="string" calcext:value-type="string" office:string-value="#FF5B11" table:style-name="left">
            <text:p>#FF5B11</text:p>
          </table:table-cell>
          <table:table-cell office:value-type="string" calcext:value-type="string" office:string-value="" table:style-name="bg_255_91_17">
            <text:p/>
          </table:table-cell>
        </table:table-row>
        <table:table-row table:style-name="default_table_row">
          <table:table-cell office:value-type="float" calcext:value-type="float" office:value="7.5" calcext:value="7.5" table:style-name="right">
            <text:p>7.5</text:p>
          </table:table-cell>
          <table:table-cell office:value-type="string" calcext:value-type="string" office:string-value="#FF3111" table:style-name="left">
            <text:p>#FF3111</text:p>
          </table:table-cell>
          <table:table-cell office:value-type="string" calcext:value-type="string" office:string-value="" table:style-name="bg_255_49_17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